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" svg:font-family="arial, sans-serif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6.889cm" fo:margin-left="0.116cm" table:align="left" style:writing-mode="lr-tb"/>
    </style:style>
    <style:style style:name="Tabla4.A" style:family="table-column">
      <style:table-column-properties style:column-width="1.39cm"/>
    </style:style>
    <style:style style:name="Tabla4.B" style:family="table-column">
      <style:table-column-properties style:column-width="15.499cm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824464" officeooo:paragraph-rsid="00824464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ext_20_body">
      <style:text-properties style:text-position="0% 100%" officeooo:rsid="00824464" officeooo:paragraph-rsid="00824464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10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1" style:family="paragraph" style:parent-style-name="Text_20_body" style:list-style-name="L1">
      <style:text-properties officeooo:rsid="00824464" officeooo:paragraph-rsid="00824464"/>
    </style:style>
    <style:style style:name="P12" style:family="paragraph" style:parent-style-name="Text_20_body">
      <style:text-properties officeooo:rsid="00824464" officeooo:paragraph-rsid="00824464"/>
    </style:style>
    <style:style style:name="P13" style:family="paragraph" style:parent-style-name="Text_20_body">
      <style:text-properties officeooo:paragraph-rsid="00824464"/>
    </style:style>
    <style:style style:name="P14" style:family="paragraph" style:parent-style-name="Text_20_body">
      <style:text-properties officeooo:rsid="008ec5da" officeooo:paragraph-rsid="008ec5d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8ab766" style:font-weight-asian="bold" style:font-weight-complex="bold"/>
    </style:style>
    <style:style style:name="T4" style:family="text">
      <style:text-properties officeooo:rsid="00824464"/>
    </style:style>
    <style:style style:name="T5" style:family="text">
      <style:text-properties officeooo:rsid="00860243"/>
    </style:style>
    <style:style style:name="T6" style:family="text">
      <style:text-properties officeooo:rsid="00877705"/>
    </style:style>
    <style:style style:name="T7" style:family="text">
      <style:text-properties officeooo:rsid="0088167d"/>
    </style:style>
    <style:style style:name="T8" style:family="text">
      <style:text-properties officeooo:rsid="0089b5b1"/>
    </style:style>
    <style:style style:name="T9" style:family="text">
      <style:text-properties officeooo:rsid="008ab766"/>
    </style:style>
    <style:style style:name="T10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11" style:family="text"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T12" style:family="text">
      <style:text-properties fo:font-variant="normal" fo:text-transform="none" fo:color="#333333" loext:opacity="100%" style:font-name="Helvetica Neue" fo:font-size="10.5pt" fo:letter-spacing="normal" fo:font-style="normal" fo:font-weight="normal" officeooo:rsid="008ec5da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824464"/>
    </style:style>
    <style:style style:name="T15" style:family="text">
      <style:text-properties style:text-position="0% 100%" officeooo:rsid="008cfa1e"/>
    </style:style>
    <style:style style:name="T16" style:family="text">
      <style:text-properties style:text-position="0% 100%" officeooo:rsid="008ab766"/>
    </style:style>
    <style:style style:name="T17" style:family="text">
      <style:text-properties style:text-position="0% 100%" officeooo:rsid="008ec5da"/>
    </style:style>
    <style:style style:name="T18" style:family="text">
      <style:text-properties style:text-position="0% 100%" officeooo:rsid="008b18eb"/>
    </style:style>
    <style:style style:name="T19" style:family="text">
      <style:text-properties officeooo:rsid="008b18eb"/>
    </style:style>
    <style:style style:name="T20" style:family="text">
      <style:text-properties officeooo:rsid="008cfa1e"/>
    </style:style>
    <style:style style:name="T21" style:family="text">
      <style:text-properties officeooo:rsid="008ec5d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a1" table:style-name="Tabla1">
        <table:table-column table:style-name="Tabla1.A"/>
        <table:table-column table:style-name="Tabla1.B"/>
        <table:table-row table:style-name="TableLine1621638709296">
          <table:table-cell table:style-name="Tabla1.A1" office:value-type="string">
            <text:p text:style-name="P7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6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Espazo de almacenamento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621638708208">
          <table:table-cell table:style-name="Tabla4.A1" office:value-type="string">
            <text:p text:style-name="P8"><draw:frame draw:style-name="fr1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4">1. <text:span text:style-name="T4">Un monitor QHD mostra imaxes cunha profundidade de cor de 24 bits.</text:span></text:p>
            <text:list xml:id="list2104492054" text:style-name="L1">
              <text:list-item>
                <text:p text:style-name="P11">Indica a resolución do mesmo e<text:span text:style-name="T5">n</text:span> píxeles.</text:p>
              </text:list-item>
              <text:list-item>
                <text:p text:style-name="P11">Indica <text:span text:style-name="T6">cantas</text:span> <text:span text:style-name="T6">cores</text:span> é capaz de mostrar.</text:p>
              </text:list-item>
              <text:list-item>
                <text:p text:style-name="P11">Indica o tamaño da imaxe en unidades de Megapíxeles.</text:p>
              </text:list-item>
              <text:list-item>
                <text:p text:style-name="P11">Indica canto espazo de almacenamento, <text:span text:style-name="T8">en bits, bytes e MiB,</text:span> sería necesario empregar para gardar un fotograma en modo RAW <text:span text:style-name="T7">(o formato de imaxes RAW é un formato de arquivo dixital de imaxes que contén a totalidade dos datos da imaxe tal e como foi captada polo sensor dixital da cámara).</text:span></text:p>
              </text:list-item>
            </text:list>
          </table:table-cell>
        </table:table-row>
        <table:table-row table:style-name="TableLine1621638710112">
          <table:table-cell table:style-name="Tabla4.A2" table:number-columns-spanned="2" office:value-type="string">
            <text:p text:style-name="P9">Resposta</text:p>
          </table:table-cell>
          <table:covered-table-cell/>
        </table:table-row>
        <table:table-row table:style-name="TableLine1621638711744">
          <table:table-cell table:style-name="Tabla4.A3" table:number-columns-spanned="2" office:value-type="string">
            <text:p text:style-name="P13"><text:span text:style-name="T14">a) </text:span><text:span text:style-name="T10">2560x1440 píxeles</text:span> </text:p>
            <text:p text:style-name="P5">b) <text:span text:style-name="T9">2^24 colores </text:span></text:p>
            <text:p text:style-name="P5">c) <text:span text:style-name="T9">3,69 Megapíxeles</text:span></text:p>
            <text:p text:style-name="P12"><text:span text:style-name="T13">d) </text:span><text:span text:style-name="T16">1,5 * 3,69MP = 5.55 MB = </text:span><text:span text:style-name="T17">44.400.000</text:span><text:span text:style-name="T16"> </text:span><text:span text:style-name="T15">bits </text:span><text:span text:style-name="T18">= 5,</text:span><text:span text:style-name="T17">29 MiB</text:span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" svg:font-family="arial, sans-serif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0-07T21:40:09.504000000</dc:date>
    <meta:editing-duration>PT10H5M54S</meta:editing-duration>
    <meta:editing-cycles>183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6" meta:word-count="122" meta:character-count="666" meta:non-whitespace-character-count="557"/>
  </office:meta>
</office:document-meta>
</file>